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use-window-font-color="true" loext:opacity="0%" style:font-name="Lucida Console" fo:font-size="9pt" officeooo:rsid="000e4236" officeooo:paragraph-rsid="00182130" style:font-size-asian="9pt"/>
    </style:style>
    <style:style style:name="P2" style:family="paragraph" style:parent-style-name="Text_20_body">
      <style:text-properties style:font-name="Lucida Console" fo:font-size="9pt" officeooo:rsid="000e4236" style:font-size-asian="9pt"/>
    </style:style>
    <style:style style:name="P3" style:family="paragraph" style:parent-style-name="Standard">
      <style:text-properties style:use-window-font-color="true" loext:opacity="0%" style:font-name="Lucida Console" fo:font-size="9pt" officeooo:rsid="000e4236" officeooo:paragraph-rsid="000e4236" style:font-size-asian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ux tu creer l'épisode 7 avec le bouton lune du chasseur, avec les sons aléatoires lune_du_chasseur_01.mp3, lune_du_chasseur_02.mp3,</text:p>
      <text:p text:style-name="P1">lune_du_chasseur_03.mp3,</text:p>
      <text:p text:style-name="P1">lune_du_chasseur_04.mp3,lune_du_chasseur_05.mp3,</text:p>
      <text:p text:style-name="P1">lune_du_chasseur_06.mp3,lune_du_chasseur_07.mp3,</text:p>
      <text:p text:style-name="P1">lune_du_chasseur_08.mp3,</text:p>
      <text:p text:style-name="P1"/>
      <text:p text:style-name="P1">avec la photo super_lune_du_chasseur.jpg qui se trouvent dans le dossier episode7 avec les 4 scénarios aléatoires </text:p>
      <text:p text:style-name="P1"/>
      <text:p text:style-name="P2">« &gt;&gt;&gt;Transmission activée… </text:p>
      <text:p text:style-name="P2">&gt;&gt;&gt; Source optique : Evzone Orbiter </text:p>
      <text:p text:style-name="P2">&gt;&gt;&gt;La Lune, fidèle compagne de la Terre</text:p>
      <text:p text:style-name="P2">&gt;&gt;&gt;la Lune montre Toujours la même face à la Terre.</text:p>
      <text:p text:style-name="P2">&gt;&gt;&gt;sa face cachée” a été photographiée pour la première fois en 1959 par la sonde soviétique Luna 3.</text:p>
      <text:p text:style-name="P2">&gt;&gt;&gt;Elle est plus rugueuse, criblée de cratères, et dépourvue de mers lunaires</text:p>
      <text:p text:style-name="P2">&gt;&gt;&gt;l’attraction gravitationnelle de la Lune tire sur les océans d’où deux marées hautes par jour. </text:p>
      <text:p text:style-name="P2">&gt;&gt;&gt; Fin de transmission.» </text:p>
      <text:p text:style-name="P2">« &gt;&gt;&gt;Transmission activée… </text:p>
      <text:p text:style-name="P2">&gt;&gt;&gt;La Lune est la complice du Soleil.</text:p>
      <text:p text:style-name="P2">&gt;&gt;&gt;Il pruduit la lumière,</text:p>
      <text:p text:style-name="P2">&gt;&gt;&gt;Elle donne le rythme. </text:p>
      <text:p text:style-name="P2">&gt;&gt;&gt;Ensemble, ils ont créé le cycle de la vie. </text:p>
      <text:p text:style-name="P2">&gt;&gt;&gt;Fin de transmission. » </text:p>
      <text:p text:style-name="P2">« &gt;&gt;&gt;Transmission active. </text:p>
      <text:p text:style-name="P2">&gt;&gt;&gt;Vitesse moyenne : 3 680 km/h. </text:p>
      <text:p text:style-name="P2">&gt;&gt;&gt;Distance : 384 400 km </text:p>
      <text:p text:style-name="P2">&gt;&gt;&gt;Phase : Lune du Chasseur </text:p>
      <text:p text:style-name="P2">&gt;&gt;&gt;shootée avec un canon r6 mark II le 07 10 2025 à 21h55 </text:p>
      <text:p text:style-name="P2">&gt;&gt;&gt;Fin de transmission. » </text:p>
      <text:p text:style-name="P2">«  </text:p>
      <text:p text:style-name="P2">&gt;&gt;&gt;Lune s’est formée il y a environ 4,5 milliards d’années </text:p>
      <text:p text:style-name="P2">&gt;&gt;&gt;très peu de temps après la formation de la Terre </text:p>
      <text:p text:style-name="P2">&gt;&gt;&gt;elle est inhospitalière à la vie </text:p>
      <text:p text:style-name="P2">&gt;&gt;&gt;elle est essentielle à la vie sur Terre </text:p>
      <text:p text:style-name="P2">&gt;&gt;&gt;Jour lunaire +127 °C Jour lunaire –173 °C </text:p>
      <text:p text:style-name="P2">&gt;&gt;&gt;Ces écarts de 300 °C entre le jour et la nuit sont énormes » en laissant le reste du code intacte pour que je le copie entierement: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19:34:12.287029000</meta:creation-date>
    <dc:date>2025-10-09T22:23:52.229249300</dc:date>
    <meta:editing-duration>PT1H56M41S</meta:editing-duration>
    <meta:editing-cycles>8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33" meta:word-count="249" meta:character-count="1599" meta:non-whitespace-character-count="1361"/>
  </office:meta>
</office:document-meta>
</file>